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24cm" svg:y="14.305cm">
            <draw:object draw:notify-on-update-of-ranges="'Find duplicates'.I2:'Find duplicates'.I2 'Find duplicates'.I5:'Find duplicates'.I25 'Find duplicates'.B5:'Find duplicates'.B25 'Find duplicates'.O2:'Find duplicates'.O2 'Find duplicates'.O5:'Find duplicates'.O25 'Find duplicates'.B5:'Find duplicates'.B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6] = &quot;&quot;; &quot;&quot;; MEDIAN([.P6:.T6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7] = &quot;&quot;; &quot;&quot;; MEDIAN([.P7:.T7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8] = &quot;&quot;; &quot;&quot;; MEDIAN([.P8:.T8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9] = &quot;&quot;; &quot;&quot;; MEDIAN([.P9:.T9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10] = &quot;&quot;; &quot;&quot;; MEDIAN([.P10:.T10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1] = &quot;&quot;; &quot;&quot;; MEDIAN([.P11:.T11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2] = &quot;&quot;; &quot;&quot;; MEDIAN([.P12:.T12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3] = &quot;&quot;; &quot;&quot;; MEDIAN([.P13:.T13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4] = &quot;&quot;; &quot;&quot;; MEDIAN([.P14:.T14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5] = &quot;&quot;; &quot;&quot;; MEDIAN([.P15:.T15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6] = &quot;&quot;; &quot;&quot;; MEDIAN([.P16:.T16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7] = &quot;&quot;; &quot;&quot;; MEDIAN([.P17:.T17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8] = &quot;&quot;; &quot;&quot;; MEDIAN([.P18:.T18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9] = &quot;&quot;; &quot;&quot;; MEDIAN([.P19:.T19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20] = &quot;&quot;; &quot;&quot;; MEDIAN([.P20:.T20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1] = &quot;&quot;; &quot;&quot;; MEDIAN([.P21:.T21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2] = &quot;&quot;; &quot;&quot;; MEDIAN([.P22:.T22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3] = &quot;&quot;; &quot;&quot;; MEDIAN([.P23:.T23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4] = &quot;&quot;; &quot;&quot;; MEDIAN([.P24:.T24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5] = &quot;&quot;; &quot;&quot;; MEDIAN([.P25:.T25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2T09:32:59.038044771</dc:date>
    <meta:editing-duration>P3DT20H30M25S</meta:editing-duration>
    <meta:editing-cycles>25</meta:editing-cycles>
    <meta:generator>LibreOffice/6.4.3.2$MacOSX_X86_64 LibreOffice_project/747b5d0ebf89f41c860ec2a39efd7cb15b54f2d8</meta:generator>
    <meta:document-statistic meta:table-count="8" meta:cell-count="4619" meta:object-count="8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31.373cm" svg:y="3.441cm" style:legend-expansion="high" chart:style-name="ch3"/>
        <chart:plot-area chart:style-name="ch4" table:cell-range-address="'Find duplicates'.B5:'Find duplicates'.B25 'Find duplicates'.I2:'Find duplicates'.I2 'Find duplicates'.I5:'Find duplicates'.I25 'Find duplicates'.O2:'Find duplicates'.O2 'Find duplicates'.O5:'Find duplicates'.O25" chart:data-source-has-labels="row" svg:x="1.787cm" svg:y="1.285cm" svg:width="28.818cm" svg:height="6.553cm">
          <chartooo:coordinate-region svg:x="3.74cm" svg:y="1.489cm" svg:width="26.58cm" svg:height="5.694cm"/>
          <chart:axis chart:dimension="x" chart:name="primary-x" chart:style-name="ch5">
            <chart:title svg:x="14.801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axis chart:dimension="y" chart:name="secondary-y" chart:style-name="ch8"/>
          <chart:series chart:attached-axis="primary-y" chart:style-name="ch9" chart:values-cell-range-address="'Find duplicates'.I5:'Find duplicates'.I25" chart:label-cell-address="'Find duplicates'.I2:'Find duplicates'.I2" chart:class="chart:scatter">
            <chart:domain table:cell-range-address="'Find duplicates'.B5:'Find duplicates'.B25"/>
            <chart:regression-curve chart:style-name="ch10">
              <chart:equation chart:display-equation="true" chart:display-r-square="false" svg:x="4.015cm" svg:y="5.49cm" chart:style-name="ch11"/>
            </chart:regression-curve>
            <chart:data-point chart:repeated="21"/>
          </chart:series>
          <chart:series chart:attached-axis="primary-y" chart:style-name="ch12" chart:values-cell-range-address="'Find duplicates'.O5:'Find duplicates'.O25" chart:label-cell-address="'Find duplicates'.O2:'Find duplicates'.O2" chart:class="chart:scatter">
            <chart:regression-curve chart:style-name="ch13">
              <chart:equation chart:display-equation="true" chart:display-r-square="false" svg:x="21.699cm" svg:y="6.284cm" chart:style-name="ch14"/>
            </chart:regression-curve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</text:p>
                <draw:g>
                  <svg:desc>'Find duplicates'.I2:'Find duplicates'.I2</svg:desc>
                </draw:g>
              </table:table-cell>
              <table:table-cell office:value-type="string">
                <text:p>Home-made method v2</text:p>
                <draw:g>
                  <svg:desc>'Find duplicates'.O2:'Find duplicate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5:'Find duplicates'.B25</svg:desc>
                </draw:g>
              </table:table-cell>
              <table:table-cell office:value-type="float" office:value="6">
                <text:p>6</text:p>
                <draw:g>
                  <svg:desc>'Find duplicates'.I5:'Find duplicates'.I25</svg:desc>
                </draw:g>
              </table:table-cell>
              <table:table-cell office:value-type="float" office:value="6">
                <text:p>6</text:p>
                <draw:g>
                  <svg:desc>'Find duplicates'.O5:'Find duplicates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2077">
                <text:p>12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14711">
                <text:p>14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15188">
                <text:p>15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17934">
                <text:p>17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18140">
                <text:p>181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